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046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3.067cm"/>
    </style:style>
    <style:style style:name="co6" style:family="table-column">
      <style:table-column-properties fo:break-before="auto" style:column-width="3.154cm"/>
    </style:style>
    <style:style style:name="co7" style:family="table-column">
      <style:table-column-properties fo:break-before="auto" style:column-width="3.65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6369" table:default-cell-style-name="Default"/>
        <table:table-row table:style-name="ro1">
          <table:table-cell table:number-columns-repeated="16382"/>
        </table:table-row>
        <table:table-row table:style-name="ro1">
          <table:table-cell table:style-name="ce1" office:value-type="string" calcext:value-type="string" table:number-columns-spanned="5" table:number-rows-spanned="1">
            <text:p>Genético Puro</text:p>
          </table:table-cell>
          <table:covered-table-cell table:number-columns-repeated="4" table:style-name="ce1"/>
          <table:table-cell table:number-columns-repeated="2"/>
          <table:table-cell table:style-name="ce1" office:value-type="string" calcext:value-type="string" table:number-columns-spanned="5" table:number-rows-spanned="1">
            <text:p>Hibrido</text:p>
          </table:table-cell>
          <table:covered-table-cell table:number-columns-repeated="4" table:style-name="ce1"/>
          <table:table-cell table:number-columns-repeated="16370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style-name="ce2" office:value-type="string" calcext:value-type="string">
            <text:p>Tcasamiento</text:p>
          </table:table-cell>
          <table:table-cell table:style-name="ce2" office:value-type="string" calcext:value-type="string">
            <text:p>Tmutacion</text:p>
          </table:table-cell>
          <table:table-cell table:style-name="ce2" office:value-type="string" calcext:value-type="string">
            <text:p>Tmuerte</text:p>
          </table:table-cell>
          <table:table-cell table:style-name="ce2" office:value-type="string" calcext:value-type="string">
            <text:p>Pcasamiento</text:p>
          </table:table-cell>
          <table:table-cell table:style-name="ce2" office:value-type="string" calcext:value-type="string">
            <text:p>Media Output</text:p>
          </table:table-cell>
          <table:table-cell/>
          <table:table-cell table:style-name="ce2" office:value-type="string" calcext:value-type="string">
            <text:p>Outputs</text:p>
          </table:table-cell>
          <table:table-cell table:style-name="ce2" office:value-type="string" calcext:value-type="string">
            <text:p>Tcasamiento</text:p>
          </table:table-cell>
          <table:table-cell table:style-name="ce2" office:value-type="string" calcext:value-type="string">
            <text:p>Tmutacion</text:p>
          </table:table-cell>
          <table:table-cell table:style-name="ce2" office:value-type="string" calcext:value-type="string">
            <text:p>Tmuerte</text:p>
          </table:table-cell>
          <table:table-cell table:style-name="ce2" office:value-type="string" calcext:value-type="string">
            <text:p>Pcasamiento</text:p>
          </table:table-cell>
          <table:table-cell table:style-name="ce2" office:value-type="string" calcext:value-type="string">
            <text:p>Media Output</text:p>
          </table:table-cell>
          <table:table-cell table:number-columns-repeated="16369"/>
        </table:table-row>
        <table:table-row table:style-name="ro1">
          <table:table-cell table:style-name="ce3" office:value-type="float" office:value="9.80889" calcext:value-type="float">
            <text:p>9.80889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A4]+[.A5]+[.A6])/3" office:value-type="float" office:value="9.69109" calcext:value-type="float" table:number-columns-spanned="1" table:number-rows-spanned="3">
            <text:p>9.69109</text:p>
          </table:table-cell>
          <table:table-cell/>
          <table:table-cell table:style-name="ce3" office:value-type="float" office:value="12.4825" calcext:value-type="float">
            <text:p>12.4825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H4]+[.H5]+[.H6])/3" office:value-type="float" office:value="12.4370333333333" calcext:value-type="float" table:number-columns-spanned="1" table:number-rows-spanned="3">
            <text:p>12.4370333333333</text:p>
          </table:table-cell>
          <table:table-cell table:number-columns-repeated="16369"/>
        </table:table-row>
        <table:table-row table:style-name="ro1">
          <table:table-cell table:style-name="ce3" office:value-type="float" office:value="9.62341" calcext:value-type="float">
            <text:p>9.62341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2.4138" calcext:value-type="float">
            <text:p>12.4138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64097" calcext:value-type="float">
            <text:p>9.64097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2.4148" calcext:value-type="float">
            <text:p>12.4148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85864" calcext:value-type="float">
            <text:p>9.85864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A7]+[.A8]+[.A9])/3" office:value-type="float" office:value="9.94623666666667" calcext:value-type="float" table:number-columns-spanned="1" table:number-rows-spanned="3">
            <text:p>9.94623666666667</text:p>
          </table:table-cell>
          <table:table-cell/>
          <table:table-cell table:style-name="ce3" office:value-type="float" office:value="12.6373" calcext:value-type="float">
            <text:p>12.637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H7]+[.H8]+[.H9])/3" office:value-type="float" office:value="12.6084" calcext:value-type="float" table:number-columns-spanned="1" table:number-rows-spanned="3">
            <text:p>12.6084</text:p>
          </table:table-cell>
          <table:table-cell table:number-columns-repeated="16369"/>
        </table:table-row>
        <table:table-row table:style-name="ro1">
          <table:table-cell table:style-name="ce3" office:value-type="float" office:value="9.94487" calcext:value-type="float">
            <text:p>9.94487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2.4369" calcext:value-type="float">
            <text:p>12.43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10.0352" calcext:value-type="float">
            <text:p>10.035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2.751" calcext:value-type="float">
            <text:p>12.751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82628" calcext:value-type="float">
            <text:p>9.8262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A10]+[.A11]+[.A12])/3" office:value-type="float" office:value="9.94062" calcext:value-type="float" table:number-columns-spanned="1" table:number-rows-spanned="3">
            <text:p>9.94062</text:p>
          </table:table-cell>
          <table:table-cell/>
          <table:table-cell table:style-name="ce3" office:value-type="float" office:value="12.8457" calcext:value-type="float">
            <text:p>12.8457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H10]+[.H11]+[.H12])/3" office:value-type="float" office:value="12.9447333333333" calcext:value-type="float" table:number-columns-spanned="1" table:number-rows-spanned="3">
            <text:p>12.9447333333333</text:p>
          </table:table-cell>
          <table:table-cell table:number-columns-repeated="16369"/>
        </table:table-row>
        <table:table-row table:style-name="ro1">
          <table:table-cell table:style-name="ce3" office:value-type="float" office:value="10.0706" calcext:value-type="float">
            <text:p>10.070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3.1643" calcext:value-type="float">
            <text:p>13.164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92498" calcext:value-type="float">
            <text:p>9.9249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2.8242" calcext:value-type="float">
            <text:p>12.824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90834" calcext:value-type="float">
            <text:p>9.90834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3" table:style-name="ce3" office:value-type="float" office:value="0.4" calcext:value-type="float">
            <text:p>0.4</text:p>
          </table:table-cell>
          <table:table-cell table:style-name="ce4" table:formula="of:=([.A13]+[.A14]+[.A15])/3" office:value-type="float" office:value="9.89411" calcext:value-type="float" table:number-columns-spanned="1" table:number-rows-spanned="3">
            <text:p>9.89411</text:p>
          </table:table-cell>
          <table:table-cell/>
          <table:table-cell table:style-name="ce3" office:value-type="float" office:value="12.6392" calcext:value-type="float">
            <text:p>12.6392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3" table:style-name="ce3" office:value-type="float" office:value="0.4" calcext:value-type="float">
            <text:p>0.4</text:p>
          </table:table-cell>
          <table:table-cell table:style-name="ce4" table:formula="of:=([.H13]+[.H14]+[.H15])/3" office:value-type="float" office:value="12.8896333333333" calcext:value-type="float" table:number-columns-spanned="1" table:number-rows-spanned="3">
            <text:p>12.8896333333333</text:p>
          </table:table-cell>
          <table:table-cell table:number-columns-repeated="16369"/>
        </table:table-row>
        <table:table-row table:style-name="ro1">
          <table:table-cell table:style-name="ce3" office:value-type="float" office:value="9.74539" calcext:value-type="float">
            <text:p>9.74539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3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2.9868" calcext:value-type="float">
            <text:p>12.9868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3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10.0286" calcext:value-type="float">
            <text:p>10.0286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3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3.0429" calcext:value-type="float">
            <text:p>13.0429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3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74522" calcext:value-type="float">
            <text:p>9.7452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A16]+[.A17]+[.A18])/3" office:value-type="float" office:value="9.95015666666667" calcext:value-type="float" table:number-columns-spanned="1" table:number-rows-spanned="3">
            <text:p>9.95015666666667</text:p>
          </table:table-cell>
          <table:table-cell/>
          <table:table-cell table:style-name="ce3" office:value-type="float" office:value="13.2526" calcext:value-type="float">
            <text:p>13.252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H16]+[.H17]+[.H18])/3" office:value-type="float" office:value="13.1024666666667" calcext:value-type="float" table:number-columns-spanned="1" table:number-rows-spanned="3">
            <text:p>13.1024666666667</text:p>
          </table:table-cell>
          <table:table-cell table:number-columns-repeated="16369"/>
        </table:table-row>
        <table:table-row table:style-name="ro1">
          <table:table-cell table:style-name="ce3" office:value-type="float" office:value="9.98505" calcext:value-type="float">
            <text:p>9.9850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3.1656" calcext:value-type="float">
            <text:p>13.165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10.1202" calcext:value-type="float">
            <text:p>10.120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2.8892" calcext:value-type="float">
            <text:p>12.889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78119" calcext:value-type="float">
            <text:p>9.7811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A19]+[.A20]+[.A21])/3" office:value-type="float" office:value="9.96941333333333" calcext:value-type="float" table:number-columns-spanned="1" table:number-rows-spanned="3">
            <text:p>9.96941333333333</text:p>
          </table:table-cell>
          <table:table-cell/>
          <table:table-cell table:style-name="ce3" office:value-type="float" office:value="13.3984" calcext:value-type="float">
            <text:p>13.3984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H19]+[.H20]+[.H21])/3" office:value-type="float" office:value="13.4888" calcext:value-type="float" table:number-columns-spanned="1" table:number-rows-spanned="3">
            <text:p>13.4888</text:p>
          </table:table-cell>
          <table:table-cell table:number-columns-repeated="16369"/>
        </table:table-row>
        <table:table-row table:style-name="ro1">
          <table:table-cell table:style-name="ce3" office:value-type="float" office:value="10.1561" calcext:value-type="float">
            <text:p>10.1561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3.6048" calcext:value-type="float">
            <text:p>13.604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97095" calcext:value-type="float">
            <text:p>9.9709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3.4632" calcext:value-type="float">
            <text:p>13.463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10.0208" calcext:value-type="float">
            <text:p>10.020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A22]+[.A23]+[.A24])/3" office:value-type="float" office:value="9.96521333333333" calcext:value-type="float" table:number-columns-spanned="1" table:number-rows-spanned="3">
            <text:p>9.96521333333333</text:p>
          </table:table-cell>
          <table:table-cell/>
          <table:table-cell table:style-name="ce3" office:value-type="float" office:value="13.7231" calcext:value-type="float">
            <text:p>13.7231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4" table:formula="of:=([.H22]+[.H23]+[.H24])/3" office:value-type="float" office:value="13.821" calcext:value-type="float" table:number-columns-spanned="1" table:number-rows-spanned="3">
            <text:p>13.821</text:p>
          </table:table-cell>
          <table:table-cell table:number-columns-repeated="16369"/>
        </table:table-row>
        <table:table-row table:style-name="ro1">
          <table:table-cell table:style-name="ce3" office:value-type="float" office:value="9.9445" calcext:value-type="float">
            <text:p>9.944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4.0022" calcext:value-type="float">
            <text:p>14.002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93034" calcext:value-type="float">
            <text:p>9.93034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3.7377" calcext:value-type="float">
            <text:p>13.7377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10.2251" calcext:value-type="float">
            <text:p>10.2251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style-name="ce4" table:formula="of:=([.A25]+[.A26]+[.A27])/3" office:value-type="float" office:value="9.93764666666667" calcext:value-type="float" table:number-columns-spanned="1" table:number-rows-spanned="3">
            <text:p>9.93764666666667</text:p>
          </table:table-cell>
          <table:table-cell/>
          <table:table-cell table:style-name="ce3" office:value-type="float" office:value="13.924" calcext:value-type="float">
            <text:p>13.924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style-name="ce4" table:formula="of:=([.H25]+[.H26]+[.H27])/3" office:value-type="float" office:value="13.8818" calcext:value-type="float" table:number-columns-spanned="1" table:number-rows-spanned="3">
            <text:p>13.8818</text:p>
          </table:table-cell>
          <table:table-cell table:number-columns-repeated="16369"/>
        </table:table-row>
        <table:table-row table:style-name="ro1">
          <table:table-cell table:style-name="ce3" office:value-type="float" office:value="9.79944" calcext:value-type="float">
            <text:p>9.79944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3.7676" calcext:value-type="float">
            <text:p>13.7676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7884" calcext:value-type="float">
            <text:p>9.7884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3.9538" calcext:value-type="float">
            <text:p>13.9538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94126" calcext:value-type="float">
            <text:p>9.9412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4" table:formula="of:=([.A28]+[.A29]+[.A30])/3" office:value-type="float" office:value="9.83591333333333" calcext:value-type="float" table:number-columns-spanned="1" table:number-rows-spanned="3">
            <text:p>9.83591333333333</text:p>
          </table:table-cell>
          <table:table-cell/>
          <table:table-cell table:style-name="ce3" office:value-type="float" office:value="13.8925" calcext:value-type="float">
            <text:p>13.892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4" table:formula="of:=([.H28]+[.H29]+[.H30])/3" office:value-type="float" office:value="13.7813666666667" calcext:value-type="float" table:number-columns-spanned="1" table:number-rows-spanned="3">
            <text:p>13.7813666666667</text:p>
          </table:table-cell>
          <table:table-cell table:number-columns-repeated="16369"/>
        </table:table-row>
        <table:table-row table:style-name="ro1">
          <table:table-cell table:style-name="ce3" office:value-type="float" office:value="9.67552" calcext:value-type="float">
            <text:p>9.6755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3.7343" calcext:value-type="float">
            <text:p>13.734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89096" calcext:value-type="float">
            <text:p>9.8909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3.7173" calcext:value-type="float">
            <text:p>13.717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97826" calcext:value-type="float">
            <text:p>9.9782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4" calcext:value-type="float">
            <text:p>0.4</text:p>
          </table:table-cell>
          <table:table-cell table:style-name="ce4" table:formula="of:=([.A31]+[.A32]+[.A33])/3" office:value-type="float" office:value="9.90911333333333" calcext:value-type="float" table:number-columns-spanned="1" table:number-rows-spanned="3">
            <text:p>9.90911333333333</text:p>
          </table:table-cell>
          <table:table-cell/>
          <table:table-cell table:style-name="ce3" office:value-type="float" office:value="13.8663" calcext:value-type="float">
            <text:p>13.866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4" calcext:value-type="float">
            <text:p>0.4</text:p>
          </table:table-cell>
          <table:table-cell table:style-name="ce4" table:formula="of:=([.H31]+[.H32]+[.H33])/3" office:value-type="float" office:value="13.9282333333333" calcext:value-type="float" table:number-columns-spanned="1" table:number-rows-spanned="3">
            <text:p>13.9282333333333</text:p>
          </table:table-cell>
          <table:table-cell table:number-columns-repeated="16369"/>
        </table:table-row>
        <table:table-row table:style-name="ro1">
          <table:table-cell table:style-name="ce3" office:value-type="float" office:value="9.77411" calcext:value-type="float">
            <text:p>9.77411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4.0087" calcext:value-type="float">
            <text:p>14.0087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97497" calcext:value-type="float">
            <text:p>9.97497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/>
          <table:table-cell table:style-name="ce3" office:value-type="float" office:value="13.9097" calcext:value-type="float">
            <text:p>13.9097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4" calcext:value-type="float">
            <text:p>0.4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65306" calcext:value-type="float">
            <text:p>9.6530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([.A34]+[.A35]+[.A36])/3" office:value-type="float" office:value="9.84586666666667" calcext:value-type="float" table:number-columns-spanned="1" table:number-rows-spanned="3">
            <text:p>9.84586666666667</text:p>
          </table:table-cell>
          <table:table-cell/>
          <table:table-cell table:style-name="ce3" office:value-type="float" office:value="13.7362" calcext:value-type="float">
            <text:p>13.736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([.H34]+[.H35]+[.H36])/3" office:value-type="float" office:value="13.8232" calcext:value-type="float" table:number-columns-spanned="1" table:number-rows-spanned="3">
            <text:p>13.8232</text:p>
          </table:table-cell>
          <table:table-cell table:number-columns-repeated="16369"/>
        </table:table-row>
        <table:table-row table:style-name="ro1">
          <table:table-cell table:style-name="ce3" office:value-type="float" office:value="10.0854" calcext:value-type="float">
            <text:p>10.0854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</text:p>
          </table:table-cell>
          <table:covered-table-cell table:style-name="ce4"/>
          <table:table-cell/>
          <table:table-cell table:style-name="ce3" office:value-type="float" office:value="13.8179" calcext:value-type="float">
            <text:p>13.817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79914" calcext:value-type="float">
            <text:p>9.79914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</text:p>
          </table:table-cell>
          <table:covered-table-cell table:style-name="ce4"/>
          <table:table-cell/>
          <table:table-cell table:style-name="ce3" office:value-type="float" office:value="13.9155" calcext:value-type="float">
            <text:p>13.915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92893" calcext:value-type="float">
            <text:p>9.9289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8" calcext:value-type="float">
            <text:p>0.8</text:p>
          </table:table-cell>
          <table:table-cell table:style-name="ce4" table:formula="of:=([.A37]+[.A38]+[.A39])/3" office:value-type="float" office:value="10.0372766666667" calcext:value-type="float" table:number-columns-spanned="1" table:number-rows-spanned="3">
            <text:p>10.0372766666667</text:p>
          </table:table-cell>
          <table:table-cell/>
          <table:table-cell table:style-name="ce3" office:value-type="float" office:value="13.711" calcext:value-type="float">
            <text:p>13.711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8" calcext:value-type="float">
            <text:p>0.8</text:p>
          </table:table-cell>
          <table:table-cell table:style-name="ce4" table:formula="of:=([.H37]+[.H38]+[.H39])/3" office:value-type="float" office:value="13.6818" calcext:value-type="float" table:number-columns-spanned="1" table:number-rows-spanned="3">
            <text:p>13.6818</text:p>
          </table:table-cell>
          <table:table-cell table:number-columns-repeated="16369"/>
        </table:table-row>
        <table:table-row table:style-name="ro1">
          <table:table-cell table:style-name="ce3" office:value-type="float" office:value="10.1131" calcext:value-type="float">
            <text:p>10.1131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8" calcext:value-type="float">
            <text:p>0.8</text:p>
          </table:table-cell>
          <table:covered-table-cell table:style-name="ce4"/>
          <table:table-cell/>
          <table:table-cell table:style-name="ce3" office:value-type="float" office:value="13.6397" calcext:value-type="float">
            <text:p>13.6397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8" calcext:value-type="float">
            <text:p>0.8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10.0698" calcext:value-type="float">
            <text:p>10.069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8" calcext:value-type="float">
            <text:p>0.8</text:p>
          </table:table-cell>
          <table:covered-table-cell table:style-name="ce4"/>
          <table:table-cell/>
          <table:table-cell table:style-name="ce3" office:value-type="float" office:value="13.6947" calcext:value-type="float">
            <text:p>13.6947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8" calcext:value-type="float">
            <text:p>0.8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95996" calcext:value-type="float">
            <text:p>9.9599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table-cell table:style-name="ce4" table:formula="of:=([.A40]+[.A41]+[.A42])/3" office:value-type="float" office:value="9.89507666666667" calcext:value-type="float" table:number-columns-spanned="1" table:number-rows-spanned="3">
            <text:p>9.89507666666667</text:p>
          </table:table-cell>
          <table:table-cell/>
          <table:table-cell table:style-name="ce3" office:value-type="float" office:value="13.6896" calcext:value-type="float">
            <text:p>13.689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table-cell table:style-name="ce4" table:formula="of:=([.H40]+[.H41]+[.H42])/3" office:value-type="float" office:value="13.6950666666667" calcext:value-type="float" table:number-columns-spanned="1" table:number-rows-spanned="3">
            <text:p>13.6950666666667</text:p>
          </table:table-cell>
          <table:table-cell table:number-columns-repeated="16369"/>
        </table:table-row>
        <table:table-row table:style-name="ro1">
          <table:table-cell table:style-name="ce3" office:value-type="float" office:value="9.82943" calcext:value-type="float">
            <text:p>9.8294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covered-table-cell table:style-name="ce4"/>
          <table:table-cell/>
          <table:table-cell table:style-name="ce3" office:value-type="float" office:value="13.6389" calcext:value-type="float">
            <text:p>13.638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89584" calcext:value-type="float">
            <text:p>9.89584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covered-table-cell table:style-name="ce4"/>
          <table:table-cell/>
          <table:table-cell table:style-name="ce3" office:value-type="float" office:value="13.7567" calcext:value-type="float">
            <text:p>13.7567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86645" calcext:value-type="float">
            <text:p>9.8664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4" table:formula="of:=([.A43]+[.A44]+[.A45])/3" office:value-type="float" office:value="9.89080666666667" calcext:value-type="float" table:number-columns-spanned="1" table:number-rows-spanned="3">
            <text:p>9.89080666666667</text:p>
          </table:table-cell>
          <table:table-cell/>
          <table:table-cell table:style-name="ce3" office:value-type="float" office:value="13.6679" calcext:value-type="float">
            <text:p>13.667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4" table:formula="of:=([.H43]+[.H44]+[.H45])/3" office:value-type="float" office:value="13.7056333333333" calcext:value-type="float" table:number-columns-spanned="1" table:number-rows-spanned="3">
            <text:p>13.7056333333333</text:p>
          </table:table-cell>
          <table:table-cell table:number-columns-repeated="16369"/>
        </table:table-row>
        <table:table-row table:style-name="ro1">
          <table:table-cell table:style-name="ce3" office:value-type="float" office:value="9.81062" calcext:value-type="float">
            <text:p>9.8106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covered-table-cell table:style-name="ce4"/>
          <table:table-cell/>
          <table:table-cell table:style-name="ce3" office:value-type="float" office:value="13.6685" calcext:value-type="float">
            <text:p>13.668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covered-table-cell table:style-name="ce4"/>
          <table:table-cell table:number-columns-repeated="16369"/>
        </table:table-row>
        <table:table-row table:style-name="ro1">
          <table:table-cell table:style-name="ce3" office:value-type="float" office:value="9.99535" calcext:value-type="float">
            <text:p>9.9953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covered-table-cell table:style-name="ce4"/>
          <table:table-cell/>
          <table:table-cell table:style-name="ce3" office:value-type="float" office:value="13.7805" calcext:value-type="float">
            <text:p>13.780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covered-table-cell table:style-name="ce4"/>
          <table:table-cell table:number-columns-repeated="16369"/>
        </table:table-row>
        <table:table-row table:style-name="ro1" table:number-rows-repeated="4">
          <table:table-cell table:number-columns-repeated="16382"/>
        </table:table-row>
        <table:table-row table:style-name="ro1" table:number-rows-repeated="44">
          <table:table-cell table:number-columns-repeated="16382"/>
        </table:table-row>
        <table:table-row table:style-name="ro1" table:number-rows-repeated="1048482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2" style:volatile="true">
      <number:text> </number:text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aron Ulises Santillan Huaman</meta:initial-creator>
    <meta:creation-date>2024-06-23T22:08:26</meta:creation-date>
    <dc:date>2024-06-29T11:57:45.318000000</dc:date>
    <meta:generator>LibreOffice/7.6.4.1$Windows_X86_64 LibreOffice_project/e19e193f88cd6c0525a17fb7a176ed8e6a3e2aa1</meta:generator>
    <meta:editing-duration>PT3M6S</meta:editing-duration>
    <meta:editing-cycles>3</meta:editing-cycles>
    <meta:document-statistic meta:table-count="1" meta:cell-count="462" meta:object-count="0"/>
    <meta:user-defined meta:name="AppVersion">16.0300</meta:user-defined>
  </office:meta>
</office:document-meta>
</file>